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a72" officeooo:paragraph-rsid="001d9a72"/>
    </style:style>
    <style:style style:name="P2" style:family="paragraph" style:parent-style-name="Standard">
      <style:text-properties officeooo:rsid="001f1e7b" officeooo:paragraph-rsid="001f1e7b"/>
    </style:style>
    <style:style style:name="P3" style:family="paragraph" style:parent-style-name="Standard">
      <style:text-properties officeooo:rsid="001fbb9b" officeooo:paragraph-rsid="001fb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página de portfólio, criada com o intuito de servir diretamente profissional.</text:p>
      <text:p text:style-name="P1"/>
      <text:p text:style-name="P1"/>
      <text:p text:style-name="P2">André Philipe</text:p>
      <text:p text:style-name="P2"/>
      <text:p text:style-name="P2">Desenvolvedor Web Freelance</text:p>
      <text:p text:style-name="P2">Programador Php</text:p>
      <text:p text:style-name="P2"/>
      <text:p text:style-name="P2"/>
      <text:p text:style-name="P3">Estudante de ADS na Uninassau e técnico de informati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19:27:59.626000000</meta:creation-date>
    <dc:date>2021-02-04T20:32:20.647000000</dc:date>
    <meta:editing-duration>PT3M59S</meta:editing-duration>
    <meta:editing-cycles>1</meta:editing-cycles>
    <meta:document-statistic meta:table-count="0" meta:image-count="0" meta:object-count="0" meta:page-count="1" meta:paragraph-count="5" meta:word-count="28" meta:character-count="195" meta:non-whitespace-character-count="172"/>
    <meta:generator>LibreOffice/6.4.5.2$Windows_X86_64 LibreOffice_project/a726b36747cf2001e06b58ad5db1aa3a9a1872d6</meta:generator>
  </office:meta>
</office:document-meta>
</file>